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da8c" officeooo:paragraph-rsid="000cda8c" style:font-weight-asian="bold" style:font-weight-complex="bold"/>
    </style:style>
    <style:style style:name="P2" style:family="paragraph" style:parent-style-name="Standard">
      <style:text-properties fo:font-weight="normal" officeooo:rsid="000cda8c" officeooo:paragraph-rsid="000cda8c" style:font-weight-asian="normal" style:font-weight-complex="normal"/>
    </style:style>
    <style:style style:name="P3" style:family="paragraph" style:parent-style-name="Standard">
      <style:text-properties fo:font-weight="normal" officeooo:rsid="000cda8c" officeooo:paragraph-rsid="000e6ebc" style:font-weight-asian="normal" style:font-weight-complex="normal"/>
    </style:style>
    <style:style style:name="P4" style:family="paragraph" style:parent-style-name="Standard">
      <style:text-properties fo:font-weight="normal" officeooo:rsid="000e6ebc" officeooo:paragraph-rsid="000e6ebc" style:font-weight-asian="normal" style:font-weight-complex="normal"/>
    </style:style>
    <style:style style:name="P5" style:family="paragraph" style:parent-style-name="Standard">
      <style:text-properties fo:font-weight="normal" officeooo:rsid="000f60ec" officeooo:paragraph-rsid="000f60ec" style:font-weight-asian="normal" style:font-weight-complex="normal"/>
    </style:style>
    <style:style style:name="P6" style:family="paragraph" style:parent-style-name="Standard">
      <style:text-properties fo:font-weight="normal" officeooo:rsid="0014f24f" officeooo:paragraph-rsid="0014f24f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e6ebc" officeooo:paragraph-rsid="000e6ebc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f60ec" officeooo:paragraph-rsid="000f60ec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2a02e" officeooo:paragraph-rsid="0012a02e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2dbd5" officeooo:paragraph-rsid="0012dbd5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4f24f" officeooo:paragraph-rsid="0014f24f" style:font-weight-asian="normal" style:font-weight-complex="normal"/>
    </style:style>
    <style:style style:name="T1" style:family="text">
      <style:text-properties officeooo:rsid="000e6ebc"/>
    </style:style>
    <style:style style:name="T2" style:family="text">
      <style:text-properties officeooo:rsid="00113409"/>
    </style:style>
    <style:style style:name="T3" style:family="text">
      <style:text-properties officeooo:rsid="001316a0"/>
    </style:style>
    <style:style style:name="T4" style:family="text">
      <style:text-properties officeooo:rsid="00163266"/>
    </style:style>
    <style:style style:name="T5" style:family="text">
      <style:text-properties officeooo:rsid="001810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dDb User Story / Treatment / <text:span text:style-name="T2">Requirements</text:span></text:p>
      <text:p text:style-name="P2"/>
      <text:p text:style-name="P2"/>
      <text:p text:style-name="P3">Enter the name of a band or musician. </text:p>
      <text:p text:style-name="P3"/>
      <text:p text:style-name="P3">Click “Search” / <text:span text:style-name="T4">hit “Enter”</text:span>. </text:p>
      <text:p text:style-name="P3"/>
      <text:p text:style-name="P3">A list of <text:span text:style-name="T3">studio </text:span>albums <text:span text:style-name="T1">by the artist</text:span> comes up.</text:p>
      <text:p text:style-name="P3"/>
      <text:p text:style-name="P4">Click on an album.</text:p>
      <text:p text:style-name="P4"/>
      <text:p text:style-name="P4">The details of the album come up including:</text:p>
      <text:list xml:id="list1688588602" text:style-name="L1">
        <text:list-item>
          <text:p text:style-name="P7">name of the album</text:p>
        </text:list-item>
        <text:list-item>
          <text:p text:style-name="P7">year it was released</text:p>
        </text:list-item>
        <text:list-item>
          <text:p text:style-name="P7">the personnel and their role</text:p>
        </text:list-item>
        <text:list-item>
          <text:p text:style-name="P7">the label</text:p>
        </text:list-item>
      </text:list>
      <text:p text:style-name="P4"/>
      <text:p text:style-name="P5">Click on a member of the personnel and get:</text:p>
      <text:list xml:id="list4115248676" text:style-name="L2">
        <text:list-item>
          <text:p text:style-name="P8">first name</text:p>
        </text:list-item>
        <text:list-item>
          <text:p text:style-name="P8">middle name</text:p>
        </text:list-item>
        <text:list-item>
          <text:p text:style-name="P8">last name</text:p>
        </text:list-item>
        <text:list-item>
          <text:p text:style-name="P8">known as</text:p>
        </text:list-item>
        <text:list-item>
          <text:p text:style-name="P8">DOB</text:p>
        </text:list-item>
        <text:list-item>
          <text:p text:style-name="P9">DOD if applicable</text:p>
        </text:list-item>
        <text:list-item>
          <text:p text:style-name="P8">age</text:p>
        </text:list-item>
        <text:list-item>
          <text:p text:style-name="P10">origin</text:p>
        </text:list-item>
        <text:list-item>
          <text:p text:style-name="P8">list of other projects</text:p>
        </text:list-item>
        <text:list-item>
          <text:p text:style-name="P8">list of influences</text:p>
        </text:list-item>
      </text:list>
      <text:p text:style-name="P5"/>
      <text:p text:style-name="P6">Click on the label and get:</text:p>
      <text:list xml:id="list1508480276" text:style-name="L3">
        <text:list-item>
          <text:p text:style-name="P11">name of the label</text:p>
        </text:list-item>
        <text:list-item>
          <text:p text:style-name="P11">year it was formed</text:p>
        </text:list-item>
        <text:list-item>
          <text:p text:style-name="P11">the artists they represent</text:p>
        </text:list-item>
        <text:list-item>
          <text:p text:style-name="P11">whether they’re still active</text:p>
        </text:list-item>
        <text:list-item>
          <text:p text:style-name="P11">if not, the year they went defunct</text:p>
        </text:list-item>
        <text:list-item>
          <text:p text:style-name="P11"><text:span text:style-name="T5">place of </text:span>origin</text:p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20:39:29.222767966</meta:creation-date>
    <dc:date>2025-06-26T15:46:16.829787364</dc:date>
    <meta:editing-duration>P12DT8H23M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139" meta:character-count="629" meta:non-whitespace-character-count="536"/>
  </office:meta>
</office:document-meta>
</file>